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au5" style:family="table">
      <style:table-properties style:width="18.888cm" table:align="margins"/>
    </style:style>
    <style:style style:name="Tableau5.A" style:family="table-column">
      <style:table-column-properties style:column-width="2.741cm" style:rel-column-width="9510*"/>
    </style:style>
    <style:style style:name="Tableau5.B" style:family="table-column">
      <style:table-column-properties style:column-width="16.147cm" style:rel-column-width="5602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9pt" style:font-size-asian="9pt" style:font-size-complex="9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style:font-name="Arial"/>
    </style:style>
    <style:style style:name="P21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fo:letter-spacing="-0.009cm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/>
    </style:style>
    <style:style style:name="P24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Verdana" fo:font-size="10pt" style:font-size-asian="10pt" style:font-size-complex="10pt"/>
    </style:style>
    <style:style style:name="P25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text-properties fo:font-variant="normal" fo:text-transform="none" style:font-name="Arial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style:font-name="Trebuchet MS" fo:font-size="16pt" style:font-size-asian="16pt" style:font-size-complex="16pt"/>
    </style:style>
    <style:style style:name="P29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9pt" style:font-size-asian="9pt" style:font-size-complex="9pt"/>
    </style:style>
    <style:style style:name="P3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letter-spacing="-0.009cm" fo:font-weight="bold" style:font-weight-asian="bold" style:font-weight-complex="bold"/>
    </style:style>
    <style:style style:name="T10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ff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ff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Arial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Arial" fo:font-size="12pt" fo:letter-spacing="-0.009cm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style:font-name="Arial" fo:font-size="12pt" fo:letter-spacing="-0.009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font-name="LMTypewriterVarWd10" fo:font-size="9pt" style:font-size-asian="9pt" style:font-size-complex="9pt"/>
    </style:style>
    <style:style style:name="T19" style:family="text">
      <style:text-properties fo:letter-spacing="-0.009cm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letter-spacing="-0.009cm" fo:font-style="italic" style:font-size-asian="12pt" style:font-style-asian="italic" style:font-size-complex="12pt" style:font-style-complex="italic"/>
    </style:style>
    <style:style style:name="T28" style:family="text">
      <style:text-properties fo:font-size="12pt" fo:font-style="italic" style:font-size-asian="12pt" style:font-style-asian="italic" style:font-size-complex="12pt" style:font-style-complex="italic"/>
    </style:style>
    <style:style style:name="T29" style:family="text">
      <style:text-properties fo:color="#0000ff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fo:color="#0000ff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0000ff" style:font-name="Verdana" fo:font-size="10pt" style:font-size-asian="10pt" style:font-size-complex="10pt"/>
    </style:style>
    <style:style style:name="T32" style:family="tex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font-name="Arial"/>
    </style:style>
    <style:style style:name="T34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4">9 rue Eugène Crétel</text:p>
            <text:p text:style-name="P24">91300 Massy, France</text:p>
            <text:p text:style-name="P24"/>
          </table:table-cell>
          <table:table-cell table:style-name="Tableau1.A2" office:value-type="string">
            <text:p text:style-name="P3">06.35.50.20.35</text:p>
            <text:p text:style-name="P1"><text:a xlink:type="simple" xlink:href="mailto:hassen.doghmen@gmail.com"><text:span text:style-name="T31">hassen.doghmen@gmail.com</text:span></text:a></text:p>
            <text:p text:style-name="P3">www.lri.fr/~doghmen</text:p>
          </table:table-cell>
        </table:table-row>
      </table:table>
      <text:p text:style-name="P2">Architecte Logiciel </text:p>
      <text:p text:style-name="P2">Red Hat Certified Engineer, Adobe Certified Engineer</text:p>
      <text:p text:style-name="P13"><text:s text:c="73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9">Ingénieur Expert, INRIA Saclay-IDF</text:p>
            <text:p text:style-name="Standard"><text:span text:style-name="T34">Développement collaboratif au sein du Projet Mash </text:span><text:a xlink:type="simple" xlink:href="http://mash-project.eu/"><text:span text:style-name="T30">(http://mash-project.eu/)</text:span></text:a><text:span text:style-name="T35">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1">Expérimentations et validations d'heuristiques/planificateurs générés en <text:span text:style-name="T3">Python</text:span> et codé en <text:span text:style-name="T3">C++</text:span>.</text:p>
                  <text:p text:style-name="P11">- En mode simulation: Test sur un simulateur 3D codé en <text:span text:style-name="T3">Java</text:span>.</text:p>
                  <text:p text:style-name="P11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9">Ingénieur en optimisation, INRIA Saclay-IDF</text:p>
            <text:p text:style-name="P9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1">- Planification grande dimension : Optimisation de la gestion de production électrique.</text:p>
                  <text:p text:style-name="P11">- Tuning des paramètres du programme joueur de Go <text:span text:style-name="T3">MoGo</text:span>.</text:p>
                  <text:p text:style-name="P11">- Expérimentations sur la parallélisation de l'algorithme Monte-Carlo Tree Search (<text:span text:style-name="T3">MPI</text:span>).</text:p>
                  <text:p text:style-name="P11">- Construction automatique des livres d'ouvertures pour MoGo(<text:span text:style-name="T3">C, Octave</text:span>).</text:p>
                </table:table-cell>
              </table:table-row>
            </table:table>
            <text:p text:style-name="P5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8"><text:span text:style-name="T26">Mission au sein de OASE Lab</text:span><text:span text:style-name="T13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- Intégration de connaissances expertes dans le jeu de Go, Base de règles codée en <text:span text:style-name="T3">C++</text:span>/<text:span text:style-name="T3">Octave</text:span>. </text:p>
                  <text:p text:style-name="P11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</table:table>
      <text:p text:style-name="P12"/>
      <text:p text:style-name="P17"><text:s text:c="78"/>Compétences Spécifiques</text:p>
      <text:p text:style-name="P21"/>
      <text:p text:style-name="P8"><text:span text:style-name="T14">Programmation:</text:span><text:span text:style-name="T25"> <text:tab/><text:tab/><text:tab/></text:span><text:span text:style-name="T28">C/C++/C#(Expert), J2EE/Flex(Familier)</text:span></text:p>
      <text:p text:style-name="P25"/>
      <text:p text:style-name="P10"><text:span text:style-name="T10">API:</text:span><text:span text:style-name="T20"> <text:tab/><text:tab/><text:tab/><text:tab/><text:tab/>JNI, SWING, Facebook Graph, Android SDK, iPhoneSDK, Flex SDK</text:span></text:p>
      <text:p text:style-name="P25"/>
      <text:p text:style-name="P10"><text:span text:style-name="T21">Frameworks </text:span><text:span text:style-name="T20">: <text:tab/><text:tab/><text:tab/>.NET, Zend, MFC</text:span></text:p>
      <text:p text:style-name="P25"/>
      <text:p text:style-name="P10"><text:span text:style-name="T10">IDE:</text:span> <text:tab/><text:tab/><text:tab/><text:tab/><text:tab/>Visual Studio 11, <text:span text:style-name="T20">Eclipse, NetBeans, Flash/Flex Builder.</text:span></text:p>
      <text:p text:style-name="P25"/>
      <text:p text:style-name="P8"><text:span text:style-name="T14">Programmation linéaire:</text:span><text:span text:style-name="T19"> <text:tab/><text:tab/></text:span><text:span text:style-name="T27">GLPK, Visual Xpress 3</text:span><text:span text:style-name="T28">. <text:s text:c="3"/></text:span></text:p>
      <text:p text:style-name="P25"/>
      <text:p text:style-name="P8"><text:span text:style-name="T10">Gestionnaires de Versions:</text:span> <text:tab/><text:span text:style-name="T28">CVS, SVN, GIT. <text:s/></text:span><text:s text:c="2"/></text:p>
      <text:p text:style-name="P8"/>
      <text:p text:style-name="P10"><text:span text:style-name="T10">Scripts:</text:span> <text:tab/><text:tab/><text:tab/><text:tab/><text:span text:style-name="T20">Shell, Sed, </text:span><text:span text:style-name="T23">Awk, O</text:span><text:span text:style-name="T20">ctave.</text:span></text:p>
      <text:p text:style-name="P25"/>
      <text:p text:style-name="P10"><text:span text:style-name="T21">Web</text:span><text:span text:style-name="T20"> : <text:tab/><text:tab/><text:tab/><text:tab/><text:tab/>HTML5, CSS , JavaScript, Action Script 3.0, Php</text:span></text:p>
      <text:p text:style-name="Standard"><text:line-break/><text:span text:style-name="T15">Bases de données: <text:tab/><text:tab/></text:span><text:span text:style-name="T17">Oracle, PL/SQL, MySQL.</text:span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12"><text:s text:c="100"/>Études</text:p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>2008 - 2009</text:p>
          </table:table-cell>
          <table:table-cell table:style-name="Tableau5.B1" office:value-type="string">
            <text:p text:style-name="P22">Master 2 : Modèles, Optimisation, Programmation et Services</text:p>
            <text:p text:style-name="P27">Université d’Evry-Val-d’Essonne, France</text:p>
          </table:table-cell>
        </table:table-row>
        <table:table-row>
          <table:table-cell table:style-name="Tableau5.A2" office:value-type="string">
            <text:p text:style-name="P19">2006 - 2008</text:p>
          </table:table-cell>
          <table:table-cell table:style-name="Tableau5.B2" office:value-type="string">
            <text:p text:style-name="P23"><text:span text:style-name="T1">Maîtrise en Informatiques : Génie Logiciel et Programmation</text:span><text:span text:style-name="T24">(3</text:span><text:span text:style-name="T22">ème</text:span><text:span text:style-name="T24">/64)</text:span></text:p>
            <text:p text:style-name="P27">Université de Carthage, Tunisie</text:p>
          </table:table-cell>
        </table:table-row>
        <table:table-row>
          <table:table-cell table:style-name="Tableau5.A2" office:value-type="string">
            <text:p text:style-name="P19">2003 - 2006</text:p>
          </table:table-cell>
          <table:table-cell table:style-name="Tableau5.B2" office:value-type="string">
            <text:p text:style-name="P22">DEUPC en Mathématiques et Sciences Informatiques</text:p>
            <text:p text:style-name="P27">Université de Carthage, Tunisie</text:p>
          </table:table-cell>
        </table:table-row>
        <table:table-row>
          <table:table-cell table:style-name="Tableau5.A4" office:value-type="float" office:value="2003">
            <text:p text:style-name="P19">2003</text:p>
          </table:table-cell>
          <table:table-cell table:style-name="Tableau5.B2" office:value-type="string">
            <text:p text:style-name="P22">Baccalauréat scientifique : Mathématiques</text:p>
          </table:table-cell>
        </table:table-row>
      </table:table>
      <text:p text:style-name="P12"/>
      <text:p text:style-name="P28"><text:span text:style-name="T32"><text:s text:c="94"/>Formations</text:span></text:p>
      <text:p text:style-name="P14"/>
      <text:p text:style-name="P8">Red Hat Certified Engineer</text:p>
      <text:p text:style-name="P8">Adobe Certified engineeer.</text:p>
      <text:p text:style-name="P8">Microsoft Certified professionnal </text:p>
      <text:p text:style-name="P8">Calcul parallèle, Calcul GPGPU(INRIA-Saclay et INRIA-Rocquencourt) (6 jours)</text:p>
      <text:p text:style-name="P8">Calcul haute performancesur grilles de calcul.GRID'5000 (10 jours)</text:p>
      <text:p text:style-name="P15"><text:s text:c="99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9">2008</text:p>
          </table:table-cell>
          <table:table-cell table:style-name="Tableau4.B1" office:value-type="string">
            <text:p text:style-name="P8"><text:span text:style-name="T3">ATM : </text:span><text:span text:style-name="T5">Simulateur de distributeur de Banque : Modélisation en </text:span><text:span text:style-name="T4">UML</text:span><text:span text:style-name="T5">, et implémentation en </text:span><text:span text:style-name="T4">C++</text:span><text:span text:style-name="T5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P6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9">2009</text:p>
            <text:p text:style-name="P19"><text:s/>-</text:p>
            <text:p text:style-name="P32"><text:s/><text:span text:style-name="T18">2011</text:span></text:p>
          </table:table-cell>
          <table:table-cell table:style-name="Tableau4.B3" office:value-type="string">
            <text:p text:style-name="P8"><text:span text:style-name="T8">MoGo:</text:span><text:span text:style-name="T2"> Plateforme d'intelligence artificielle, programme v</text:span><text:span text:style-name="T5">ainqueur de plusieurs compétitions et challenges internationaux. </text:span><text:span text:style-name="T12">http://www.lri.fr/~doghmen/mogo.html</text:span></text:p>
            <text:p text:style-name="P8"><text:span text:style-name="T5">Codé en </text:span><text:span text:style-name="T4">C++</text:span><text:span text:style-name="T5">, implémentant l'algorithme MCTS et des modules d'apprentissage/optimisation.</text:span><text:span text:style-name="T7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9">2009</text:p>
            <text:p text:style-name="P19">-</text:p>
            <text:p text:style-name="P19">2011</text:p>
          </table:table-cell>
          <table:table-cell table:style-name="Tableau4.B1" office:value-type="string">
            <text:p text:style-name="P20"><text:span text:style-name="T8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- Continious Rapid Action Value Estimation. ACML, 2011.</text:p>
                  <text:p text:style-name="P5">- Adding Double Progressive Widening to Upper Confidence Tree to Cope with </text:p>
                  <text:p text:style-name="P5"><text:s text:c="2"/>Uncertainty in Planning Problems. EWRL, 2011. <text:s text:c="2"/></text:p>
                  <text:p text:style-name="P5">- Consistency Modifications for Automatically Tuned Monte-Carlo Tree Search. LION4, 2010.</text:p>
                  <text:p text:style-name="P5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89"/>Langues et Intérêts</text:p>
      <text:p text:style-name="P4"><text:tab/><text:tab/></text:p>
      <text:p text:style-name="P4"><text:tab/><text:tab/><text:span text:style-name="T33">Langues</text:span></text:p>
      <text:p text:style-name="P6"><text:tab/><text:tab/>Français(courant), Anglais(TOEIC score=830).</text:p>
      <text:p text:style-name="P7"/>
      <text:p text:style-name="P7"><text:tab/><text:tab/>Intérêts</text:p>
      <text:p text:style-name="P8"><text:tab/><text:tab/>Développement libre (<text:span text:style-name="T29">https://github.com/haspeleo</text:span>), planche à voile et lecture.</text:p>
      <text:p text:style-name="P8"><text:tab/><text:tab/>Membre fondateur et conseiller technique dans le club de spéléologie de Bizerte <text:tab/><text:tab/> <text:s text:c="7"/><text:tab/><text:tab/><text:tab/>(<text:span text:style-name="T29">http://www.speleobizerte.creajn.com</text:span>).</text:p>
      <text:p text:style-name="P6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2-01-30T16:00:12</dc:date>
    <meta:editing-duration>P3DT17H13M23S</meta:editing-duration>
    <meta:editing-cycles>284</meta:editing-cycles>
    <meta:generator>OpenOffice.org/3.3$Unix OpenOffice.org_project/330m20$Build-9567</meta:generator>
    <meta:printed-by>hassen DOGHMEN</meta:printed-by>
    <meta:print-date>2011-09-27T10:39:06</meta:print-date>
    <dc:creator>Hassen Doghmen</dc:creator>
    <meta:document-statistic meta:table-count="8" meta:image-count="0" meta:object-count="0" meta:page-count="2" meta:paragraph-count="86" meta:word-count="478" meta:character-count="4211"/>
    <meta:user-defined meta:name="Info 1"/>
    <meta:user-defined meta:name="Info 2"/>
    <meta:user-defined meta:name="Info 3"/>
    <meta:user-defined meta:name="Info 4"/>
  </office:meta>
</office:document-meta>
</file>